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  <style:text-properties fo:color="#000000"/>
    </style:style>
    <style:style style:name="ce2" style:family="table-cell" style:parent-style-name="Default">
      <style:table-cell-properties fo:background-color="#ffff00"/>
      <style:text-properties fo:color="#ff3333"/>
    </style:style>
    <style:style style:name="ce3" style:family="table-cell" style:parent-style-name="Default" style:data-style-name="N10"/>
    <style:style style:name="ce4" style:family="table-cell" style:parent-style-name="Default" style:data-style-name="N10">
      <style:table-cell-properties fo:background-color="#ffff00"/>
      <style:text-properties fo:color="#000000"/>
    </style:style>
    <style:style style:name="ce5" style:family="table-cell" style:parent-style-name="Default" style:data-style-name="N10">
      <style:table-cell-properties fo:background-color="#ffff00"/>
      <style:text-properties fo:color="#ff3333"/>
    </style:style>
    <style:style style:name="ce6" style:family="table-cell" style:parent-style-name="Default" style:data-style-name="N2"/>
    <style:style style:name="ce7" style:family="table-cell" style:parent-style-name="Default" style:data-style-name="N1"/>
    <style:style style:name="ce8" style:family="table-cell" style:parent-style-name="Default" style:data-style-name="N1">
      <style:table-cell-properties fo:background-color="#ffff00"/>
      <style:text-properties fo:color="#000000"/>
    </style:style>
    <style:style style:name="ce9" style:family="table-cell" style:parent-style-name="Default" style:data-style-name="N1">
      <style:table-cell-properties fo:background-color="#ffff00"/>
      <style:text-properties fo:color="#ff3333"/>
    </style:style>
    <style:style style:name="ce10" style:family="table-cell" style:parent-style-name="Default" style:data-style-name="N109"/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10">
      <style:table-cell-properties fo:background-color="#ffff00"/>
    </style:style>
    <style:style style:name="ce13" style:family="table-cell" style:parent-style-name="Default" style:data-style-name="N1">
      <style:table-cell-properties fo:background-color="#ffff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Evaluierung mit den besten Netzen</text:p>
          </table:table-cell>
          <table:table-cell table:number-columns-repeated="5"/>
          <table:table-cell office:value-type="string" calcext:value-type="string">
            <text:p>M0.5_opt1</text:p>
          </table:table-cell>
          <table:table-cell table:style-name="ce3" office:value-type="percentage" office:value="0.566641033" calcext:value-type="percentage">
            <text:p>57%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39.55" calcext:value-type="float">
            <text:p>240</text:p>
          </table:table-cell>
          <table:table-cell table:number-columns-repeated="2"/>
          <table:table-cell office:value-type="string" calcext:value-type="string">
            <text:p>M1.0</text:p>
          </table:table-cell>
          <table:table-cell table:number-columns-repeated="3"/>
          <table:table-cell office:value-type="string" calcext:value-type="string">
            <text:p>M0.5</text:p>
          </table:table-cell>
          <table:table-cell table:number-columns-repeated="3"/>
          <table:table-cell office:value-type="string" calcext:value-type="string">
            <text:p>Inc</text:p>
          </table:table-cell>
          <table:table-cell table:number-columns-repeated="3"/>
          <table:table-cell office:value-type="string" calcext:value-type="string">
            <text:p>gesamt</text:p>
          </table:table-cell>
        </table:table-row>
        <table:table-row table:style-name="ro1">
          <table:table-cell office:value-type="string" calcext:value-type="string">
            <text:p>M1.0_500_0.01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not correct classified</text:p>
          </table:table-cell>
          <table:table-cell table:style-name="Default" office:value-type="string" calcext:value-type="string">
            <text:p>classifyApp</text:p>
          </table:table-cell>
          <table:table-cell office:value-type="string" calcext:value-type="string">
            <text:p>LoadModelApp</text:p>
          </table:table-cell>
          <table:table-cell office:value-type="string" calcext:value-type="string">
            <text:p>labelImagePC</text:p>
          </table:table-cell>
          <table:table-cell office:value-type="string" calcext:value-type="string">
            <text:p>M0.5_opt2</text:p>
          </table:table-cell>
          <table:table-cell table:style-name="ce3" office:value-type="percentage" office:value="0.487681977" calcext:value-type="percentage">
            <text:p>49%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52.45" calcext:value-type="float">
            <text:p>252</text:p>
          </table:table-cell>
          <table:table-cell/>
          <table:table-cell office:value-type="string" calcext:value-type="string">
            <text:p>PC-GPU</text:p>
          </table:table-cell>
          <table:table-cell office:value-type="string" calcext:value-type="string">
            <text:p>bottleneck</text:p>
          </table:table-cell>
          <table:table-cell table:style-name="ce7" office:value-type="float" office:value="51.91917" calcext:value-type="float">
            <text:p>52</text:p>
          </table:table-cell>
          <table:table-cell table:number-columns-repeated="2"/>
          <table:table-cell office:value-type="string" calcext:value-type="string">
            <text:p>bottleneck</text:p>
          </table:table-cell>
          <table:table-cell table:style-name="ce7" office:value-type="float" office:value="45.38888" calcext:value-type="float">
            <text:p>45</text:p>
          </table:table-cell>
          <table:table-cell table:number-columns-repeated="2"/>
          <table:table-cell office:value-type="string" calcext:value-type="string">
            <text:p>bottleneck</text:p>
          </table:table-cell>
          <table:table-cell table:style-name="ce7" office:value-type="float" office:value="290.24361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.0_retrained</text:p>
          </table:table-cell>
          <table:table-cell table:style-name="ce3" office:value-type="percentage" office:value="0.504834563" calcext:value-type="percentage">
            <text:p>50%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0.5_opt3</text:p>
          </table:table-cell>
          <table:table-cell table:style-name="ce3" office:value-type="percentage" office:value="0.566641033" calcext:value-type="percentage">
            <text:p>57%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41.8947368421" calcext:value-type="float">
            <text:p>242</text:p>
          </table:table-cell>
          <table:table-cell/>
          <table:table-cell office:value-type="string" calcext:value-type="string">
            <text:p>PC-CPU</text:p>
          </table:table-cell>
          <table:table-cell office:value-type="string" calcext:value-type="string">
            <text:p>bottleneck</text:p>
          </table:table-cell>
          <table:table-cell table:style-name="ce7" office:value-type="float" office:value="267.8836" calcext:value-type="float">
            <text:p>268</text:p>
          </table:table-cell>
          <table:table-cell table:style-name="ce10" table:formula="of:=[.N3]/[.N2]" office:value-type="float" office:value="5.15962793704137" calcext:value-type="float">
            <text:p>5,2</text:p>
          </table:table-cell>
          <table:table-cell/>
          <table:table-cell office:value-type="string" calcext:value-type="string">
            <text:p>bottleneck</text:p>
          </table:table-cell>
          <table:table-cell table:style-name="ce7" office:value-type="float" office:value="163.82143" calcext:value-type="float">
            <text:p>164</text:p>
          </table:table-cell>
          <table:table-cell table:style-name="ce10" table:formula="of:=[.R3]/[.R2]" office:value-type="float" office:value="3.60928557831786" calcext:value-type="float">
            <text:p>3,6</text:p>
          </table:table-cell>
          <table:table-cell/>
          <table:table-cell office:value-type="string" calcext:value-type="string">
            <text:p>bottleneck</text:p>
          </table:table-cell>
          <table:table-cell table:style-name="ce7" office:value-type="float" office:value="1057.98525" calcext:value-type="float">
            <text:p>1058</text:p>
          </table:table-cell>
          <table:table-cell table:style-name="ce10" table:formula="of:=[.V3]/[.V2]" office:value-type="float" office:value="3.64516293743728" calcext:value-type="float">
            <text:p>3,6</text:p>
          </table:table-cell>
          <table:table-cell/>
          <table:table-cell table:style-name="ce10" table:formula="of:=([.W3]+[.S3]+[.O3])/3" office:value-type="float" office:value="4.1380254842655" calcext:value-type="float">
            <text:p>4,1</text:p>
          </table:table-cell>
        </table:table-row>
        <table:table-row table:style-name="ro1">
          <table:table-cell office:value-type="string" calcext:value-type="string">
            <text:p>M1.0_opt1</text:p>
          </table:table-cell>
          <table:table-cell table:style-name="ce3" office:value-type="percentage" office:value="0.504834563" calcext:value-type="percentage">
            <text:p>50%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316.2" calcext:value-type="float">
            <text:p>316</text:p>
          </table:table-cell>
          <table:table-cell table:number-columns-repeated="2"/>
          <table:table-cell table:style-name="ce2" office:value-type="string" calcext:value-type="string">
            <text:p>M0.5_opt4</text:p>
          </table:table-cell>
          <table:table-cell table:style-name="ce5" office:value-type="percentage" office:value="0.4838197125" calcext:value-type="percentage">
            <text:p>48%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float" office:value="246.8" calcext:value-type="float">
            <text:p>247</text:p>
          </table:table-cell>
          <table:table-cell/>
          <table:table-cell office:value-type="string" calcext:value-type="string">
            <text:p>Notebook</text:p>
          </table:table-cell>
          <table:table-cell office:value-type="string" calcext:value-type="string">
            <text:p>bottleneck</text:p>
          </table:table-cell>
          <table:table-cell table:style-name="ce7" office:value-type="float" office:value="366.95834" calcext:value-type="float">
            <text:p>367</text:p>
          </table:table-cell>
          <table:table-cell table:style-name="ce10" table:formula="of:=[.N4]/[.N2]" office:value-type="float" office:value="7.06787762593277" calcext:value-type="float">
            <text:p>7,1</text:p>
          </table:table-cell>
          <table:table-cell/>
          <table:table-cell office:value-type="string" calcext:value-type="string">
            <text:p>bottleneck</text:p>
          </table:table-cell>
          <table:table-cell table:style-name="ce7" table:formula="of:=(215+187)/2" office:value-type="float" office:value="201" calcext:value-type="float">
            <text:p>201</text:p>
          </table:table-cell>
          <table:table-cell table:style-name="ce10" table:formula="of:=[.R4]/[.R2]" office:value-type="float" office:value="4.42839744007783" calcext:value-type="float">
            <text:p>4,4</text:p>
          </table:table-cell>
          <table:table-cell/>
          <table:table-cell office:value-type="string" calcext:value-type="string">
            <text:p>bottleneck</text:p>
          </table:table-cell>
          <table:table-cell table:style-name="ce7" office:value-type="float" office:value="1853.6514" calcext:value-type="float">
            <text:p>1854</text:p>
          </table:table-cell>
          <table:table-cell table:style-name="ce10" table:formula="of:=[.V4]/[.V2]" office:value-type="float" office:value="6.38653646845145" calcext:value-type="float">
            <text:p>6,4</text:p>
          </table:table-cell>
          <table:table-cell/>
          <table:table-cell table:style-name="ce10" table:formula="of:=([.W4]+[.S4]+[.O4])/3" office:value-type="float" office:value="5.96093717815402" calcext:value-type="float">
            <text:p>6,0</text:p>
          </table:table-cell>
        </table:table-row>
        <table:table-row table:style-name="ro1">
          <table:table-cell office:value-type="string" calcext:value-type="string">
            <text:p>M1.0_opt2</text:p>
          </table:table-cell>
          <table:table-cell table:style-name="ce3" office:value-type="percentage" office:value="0.4580240485" calcext:value-type="percentage">
            <text:p>46%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310.15" calcext:value-type="float">
            <text:p>310</text:p>
          </table:table-cell>
          <table:table-cell table:number-columns-repeated="2"/>
          <table:table-cell office:value-type="string" calcext:value-type="string">
            <text:p>M1.0_opt1</text:p>
          </table:table-cell>
          <table:table-cell table:style-name="ce3" office:value-type="percentage" office:value="0.504834563" calcext:value-type="percentage">
            <text:p>50%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316.2" calcext:value-type="float">
            <text:p>316</text:p>
          </table:table-cell>
          <table:table-cell/>
          <table:table-cell office:value-type="string" calcext:value-type="string">
            <text:p>NB-PC</text:p>
          </table:table-cell>
          <table:table-cell table:number-columns-repeated="2"/>
          <table:table-cell table:style-name="ce10" table:formula="of:=[.N4]/[.N3]" office:value-type="float" office:value="1.36984249875692" calcext:value-type="float">
            <text:p>1,4</text:p>
          </table:table-cell>
          <table:table-cell table:number-columns-repeated="3"/>
          <table:table-cell table:style-name="ce10" table:formula="of:=[.R4]/[.R3]" office:value-type="float" office:value="1.22694570545502" calcext:value-type="float">
            <text:p>1,2</text:p>
          </table:table-cell>
          <table:table-cell table:number-columns-repeated="3"/>
          <table:table-cell table:style-name="ce10" table:formula="of:=[.V4]/[.V3]" office:value-type="float" office:value="1.7520578854951" calcext:value-type="float">
            <text:p>1,8</text:p>
          </table:table-cell>
          <table:table-cell/>
          <table:table-cell table:style-name="ce10" table:formula="of:=([.W5]+[.S5]+[.O5])/3" office:value-type="float" office:value="1.44961536323568" calcext:value-type="float">
            <text:p>1,4</text:p>
          </table:table-cell>
        </table:table-row>
        <table:table-row table:style-name="ro1">
          <table:table-cell office:value-type="string" calcext:value-type="string">
            <text:p>M1.0_opt3</text:p>
          </table:table-cell>
          <table:table-cell table:style-name="ce3" office:value-type="percentage" office:value="0.504834563" calcext:value-type="percentage">
            <text:p>50%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323.4" calcext:value-type="float">
            <text:p>323</text:p>
          </table:table-cell>
          <table:table-cell table:number-columns-repeated="2"/>
          <table:table-cell office:value-type="string" calcext:value-type="string">
            <text:p>M1.0_opt2</text:p>
          </table:table-cell>
          <table:table-cell table:style-name="ce3" office:value-type="percentage" office:value="0.4580240485" calcext:value-type="percentage">
            <text:p>46%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310.15" calcext:value-type="float">
            <text:p>310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M1.0_opt4</text:p>
          </table:table-cell>
          <table:table-cell table:style-name="ce4" office:value-type="percentage" office:value="0.4584744525" calcext:value-type="percentage">
            <text:p>46%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320.55" calcext:value-type="float">
            <text:p>321</text:p>
          </table:table-cell>
          <table:table-cell table:style-name="ce7" office:value-type="float" office:value="120.4" calcext:value-type="float">
            <text:p>120</text:p>
          </table:table-cell>
          <table:table-cell table:style-name="ce7" table:formula="of:=0.07605*1000" office:value-type="float" office:value="76.05" calcext:value-type="float">
            <text:p>76</text:p>
          </table:table-cell>
          <table:table-cell office:value-type="string" calcext:value-type="string">
            <text:p>M1.0_opt3</text:p>
          </table:table-cell>
          <table:table-cell table:style-name="ce3" office:value-type="percentage" office:value="0.504834563" calcext:value-type="percentage">
            <text:p>50%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323.4" calcext:value-type="float">
            <text:p>323</text:p>
          </table:table-cell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7" table:number-columns-repeated="3"/>
          <table:table-cell table:style-name="ce1" office:value-type="string" calcext:value-type="string">
            <text:p>M1.0_opt4</text:p>
          </table:table-cell>
          <table:table-cell table:style-name="ce4" office:value-type="percentage" office:value="0.4584744525" calcext:value-type="percentage">
            <text:p>46%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320.55" calcext:value-type="float">
            <text:p>321</text:p>
          </table:table-cell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7" table:number-columns-repeated="3"/>
          <table:table-cell office:value-type="string" calcext:value-type="string">
            <text:p>I_opt1</text:p>
          </table:table-cell>
          <table:table-cell table:style-name="ce3" office:value-type="percentage" office:value="0.7227482505" calcext:value-type="percentage">
            <text:p>72%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092.15" calcext:value-type="float">
            <text:p>1092</text:p>
          </table:table-cell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7" table:number-columns-repeated="3"/>
          <table:table-cell office:value-type="string" calcext:value-type="string">
            <text:p>I_opt2</text:p>
          </table:table-cell>
          <table:table-cell table:style-name="ce3" office:value-type="percentage" office:value="0.698508064" calcext:value-type="percentage">
            <text:p>70%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94.4" calcext:value-type="float">
            <text:p>1094</text:p>
          </table:table-cell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M0.5_700_0.007</text:p>
          </table:table-cell>
          <table:table-cell table:style-name="ce3"/>
          <table:table-cell/>
          <table:table-cell table:style-name="ce7" table:number-columns-repeated="3"/>
          <table:table-cell office:value-type="string" calcext:value-type="string">
            <text:p>I_opt3</text:p>
          </table:table-cell>
          <table:table-cell table:style-name="ce3" office:value-type="percentage" office:value="0.722748137" calcext:value-type="percentage">
            <text:p>72%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39.9" calcext:value-type="float">
            <text:p>1140</text:p>
          </table:table-cell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M0.5_retrained</text:p>
          </table:table-cell>
          <table:table-cell table:style-name="ce3" office:value-type="percentage" office:value="0.566641033" calcext:value-type="percentage">
            <text:p>57%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2" office:value-type="string" calcext:value-type="string">
            <text:p>I_opt4</text:p>
          </table:table-cell>
          <table:table-cell table:style-name="ce5" office:value-type="percentage" office:value="0.700055786" calcext:value-type="percentage">
            <text:p>70%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float" office:value="1108.2" calcext:value-type="float">
            <text:p>1108</text:p>
          </table:table-cell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M0.5_opt1</text:p>
          </table:table-cell>
          <table:table-cell table:style-name="ce3" office:value-type="percentage" office:value="0.566641033" calcext:value-type="percentage">
            <text:p>57%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39.55" calcext:value-type="float">
            <text:p>240</text:p>
          </table:table-cell>
          <table:table-cell table:style-name="ce7" table:number-columns-repeated="2"/>
          <table:table-cell table:number-columns-repeated="3"/>
          <table:table-cell table:style-name="ce7"/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M0.5_opt2</text:p>
          </table:table-cell>
          <table:table-cell table:style-name="ce3" office:value-type="percentage" office:value="0.487681977" calcext:value-type="percentage">
            <text:p>49%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52.45" calcext:value-type="float">
            <text:p>252</text:p>
          </table:table-cell>
          <table:table-cell table:style-name="ce7" table:number-columns-repeated="2"/>
          <table:table-cell table:number-columns-repeated="3"/>
          <table:table-cell table:style-name="ce6"/>
          <table:table-cell table:number-columns-repeated="15"/>
        </table:table-row>
        <table:table-row table:style-name="ro1">
          <table:table-cell office:value-type="string" calcext:value-type="string">
            <text:p>M0.5_opt3</text:p>
          </table:table-cell>
          <table:table-cell table:style-name="ce3" office:value-type="percentage" office:value="0.566641033" calcext:value-type="percentage">
            <text:p>57%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41.8947368421" calcext:value-type="float">
            <text:p>242</text:p>
          </table:table-cell>
          <table:table-cell table:style-name="ce7" table:number-columns-repeated="2"/>
          <table:table-cell table:number-columns-repeated="19"/>
        </table:table-row>
        <table:table-row table:style-name="ro1">
          <table:table-cell table:style-name="ce2" office:value-type="string" calcext:value-type="string">
            <text:p>M0.5_opt4</text:p>
          </table:table-cell>
          <table:table-cell table:style-name="ce5" office:value-type="percentage" office:value="0.4838197125" calcext:value-type="percentage">
            <text:p>48%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float" office:value="246.8" calcext:value-type="float">
            <text:p>247</text:p>
          </table:table-cell>
          <table:table-cell table:style-name="ce7" office:value-type="float" office:value="70.4" calcext:value-type="float">
            <text:p>70</text:p>
          </table:table-cell>
          <table:table-cell table:style-name="ce7" table:formula="of:=0.0445*1000" office:value-type="float" office:value="44.5" calcext:value-type="float">
            <text:p>45</text:p>
          </table:table-cell>
          <table:table-cell table:number-columns-repeated="19"/>
        </table:table-row>
        <table:table-row table:style-name="ro1" table:number-rows-repeated="2">
          <table:table-cell/>
          <table:table-cell table:style-name="ce3"/>
          <table:table-cell/>
          <table:table-cell table:style-name="ce7" table:number-columns-repeated="3"/>
          <table:table-cell table:number-columns-repeated="19"/>
        </table:table-row>
        <table:table-row table:style-name="ro1">
          <table:table-cell office:value-type="string" calcext:value-type="string">
            <text:p>I_4000_0.03</text:p>
          </table:table-cell>
          <table:table-cell table:style-name="ce3"/>
          <table:table-cell/>
          <table:table-cell table:style-name="ce7" table:number-columns-repeated="3"/>
          <table:table-cell table:number-columns-repeated="19"/>
        </table:table-row>
        <table:table-row table:style-name="ro1">
          <table:table-cell office:value-type="string" calcext:value-type="string">
            <text:p>I_retrained</text:p>
          </table:table-cell>
          <table:table-cell table:style-name="ce3" office:value-type="percentage" office:value="0.722748141" calcext:value-type="percentage">
            <text:p>72%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I_opt1</text:p>
          </table:table-cell>
          <table:table-cell table:style-name="ce3" office:value-type="percentage" office:value="0.7227482505" calcext:value-type="percentage">
            <text:p>72%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092.15" calcext:value-type="float">
            <text:p>1092</text:p>
          </table:table-cell>
          <table:table-cell table:style-name="ce7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I_opt2</text:p>
          </table:table-cell>
          <table:table-cell table:style-name="ce3" office:value-type="percentage" office:value="0.698508064" calcext:value-type="percentage">
            <text:p>70%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94.4" calcext:value-type="float">
            <text:p>1094</text:p>
          </table:table-cell>
          <table:table-cell table:style-name="ce7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I_opt3</text:p>
          </table:table-cell>
          <table:table-cell table:style-name="ce3" office:value-type="percentage" office:value="0.722748137" calcext:value-type="percentage">
            <text:p>72%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39.9" calcext:value-type="float">
            <text:p>1140</text:p>
          </table:table-cell>
          <table:table-cell table:style-name="ce7" table:number-columns-repeated="2"/>
          <table:table-cell table:number-columns-repeated="19"/>
        </table:table-row>
        <table:table-row table:style-name="ro1">
          <table:table-cell table:style-name="ce2" office:value-type="string" calcext:value-type="string">
            <text:p>I_opt4</text:p>
          </table:table-cell>
          <table:table-cell table:style-name="ce5" office:value-type="percentage" office:value="0.700055786" calcext:value-type="percentage">
            <text:p>70%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float" office:value="1108.2" calcext:value-type="float">
            <text:p>1108</text:p>
          </table:table-cell>
          <table:table-cell table:style-name="ce7" office:value-type="float" office:value="491.4" calcext:value-type="float">
            <text:p>491</text:p>
          </table:table-cell>
          <table:table-cell table:style-name="ce7" table:formula="of:=0.285*1000" office:value-type="float" office:value="285" calcext:value-type="float">
            <text:p>285</text:p>
          </table:table-cell>
          <table:table-cell table:number-columns-repeated="19"/>
        </table:table-row>
        <table:table-row table:style-name="ro1" table:number-rows-repeated="10">
          <table:table-cell table:number-columns-repeated="25"/>
        </table:table-row>
        <table:table-row table:style-name="ro1">
          <table:table-cell table:number-columns-repeated="3"/>
          <table:table-cell table:style-name="Default"/>
          <table:table-cell table:number-columns-repeated="21"/>
        </table:table-row>
        <table:table-row table:style-name="ro1">
          <table:table-cell table:style-name="ce2" office:value-type="string" calcext:value-type="string">
            <text:p>M0.5_opt4</text:p>
          </table:table-cell>
          <table:table-cell table:style-name="ce5" office:value-type="percentage" office:value="0.4838197125" calcext:value-type="percentage">
            <text:p>48%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float" office:value="246.8" calcext:value-type="float">
            <text:p>247</text:p>
          </table:table-cell>
          <table:table-cell table:style-name="ce7" office:value-type="float" office:value="70.4" calcext:value-type="float">
            <text:p>70</text:p>
          </table:table-cell>
          <table:table-cell table:style-name="ce7" table:formula="of:=0.0445*1000" office:value-type="float" office:value="44.5" calcext:value-type="float">
            <text:p>4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M1.0_opt4</text:p>
          </table:table-cell>
          <table:table-cell table:style-name="ce4" office:value-type="percentage" office:value="0.4584744525" calcext:value-type="percentage">
            <text:p>46%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320.55" calcext:value-type="float">
            <text:p>321</text:p>
          </table:table-cell>
          <table:table-cell table:style-name="ce7" office:value-type="float" office:value="120.4" calcext:value-type="float">
            <text:p>120</text:p>
          </table:table-cell>
          <table:table-cell table:style-name="ce7" table:formula="of:=0.07605*1000" office:value-type="float" office:value="76.05" calcext:value-type="float">
            <text:p>76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I_opt4</text:p>
          </table:table-cell>
          <table:table-cell table:style-name="ce5" office:value-type="percentage" office:value="0.700055786" calcext:value-type="percentage">
            <text:p>70%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float" office:value="1108.2" calcext:value-type="float">
            <text:p>1108</text:p>
          </table:table-cell>
          <table:table-cell table:style-name="ce7" office:value-type="float" office:value="491.4" calcext:value-type="float">
            <text:p>491</text:p>
          </table:table-cell>
          <table:table-cell table:style-name="ce7" table:formula="of:=0.285*1000" office:value-type="float" office:value="285" calcext:value-type="float">
            <text:p>285</text:p>
          </table:table-cell>
          <table:table-cell table:number-columns-repeated="19"/>
        </table:table-row>
        <table:table-row table:style-name="ro1" table:number-rows-repeated="1048537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abelle1_2" table:style-name="ta1">
        <table:shapes>
          <draw:frame draw:z-index="0" draw:style-name="gr1" draw:text-style-name="P1" svg:width="250mm" svg:height="140.6mm" svg:x="5.78mm" svg:y="81.77mm">
            <loext:p draw:notify-on-update-of-ranges="Tabelle1.D12:Tabelle1.D16 Tabelle1_2.M3:Tabelle1_2.M3 Tabelle1.B12:Tabelle1.B16 Tabelle1.D3:Tabelle1.D7 Tabelle1_2.M4:Tabelle1_2.M4 Tabelle1.B3:Tabelle1.B7 Tabelle1.D20:Tabelle1.D24 Tabelle1_2.M5:Tabelle1_2.M5 Tabelle1.B20:Tabelle1.B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0mm" svg:height="155.9mm" svg:x="0mm" svg:y="237.53mm">
            <loext:p draw:notify-on-update-of-ranges="Tabelle1.G1:Tabelle1.G12 Tabelle1_2.M8:Tabelle1_2.M8 Tabelle1.H1:Tabelle1.H12 Tabelle1_2.M12:Tabelle1_2.M12 Tabelle1.J1:Tabelle1.J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98.88mm" svg:y="405.73mm">
            <loext:p draw:notify-on-update-of-ranges="Tabelle1_2.G1:Tabelle1_2.G15 Tabelle1_2.M8:Tabelle1_2.M8 Tabelle1_2.H1:Tabelle1_2.H15 Tabelle1_2.M9:Tabelle1_2.M9 Tabelle1_2.I1:Tabelle1_2.I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2.56mm" svg:y="409.83mm">
            <loext:p draw:notify-on-update-of-ranges="Tabelle1_2.A1:Tabelle1_2.A15 Tabelle1_2.M8:Tabelle1_2.M8 Tabelle1_2.B1:Tabelle1_2.B15 Tabelle1_2.A1:Tabelle1_2.A15 Tabelle1_2.M9:Tabelle1_2.M9 Tabelle1_2.C1:Tabelle1_2.C1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250mm" svg:height="146.4mm" svg:x="272.52mm" svg:y="79.7mm">
            <loext:p draw:notify-on-update-of-ranges="Tabelle1_2.M3:Tabelle1_2.M5 Tabelle1_2.M8:Tabelle1_2.M8 Tabelle1.B36:Tabelle1.B38 Tabelle1_2.M11:Tabelle1_2.M11 Tabelle1.F36:Tabelle1.F38 Tabelle1_2.M10:Tabelle1_2.M10 Tabelle1.E36:Tabelle1.E38 Tabelle1_2.M9:Tabelle1_2.M9 Tabelle1.D36:Tabelle1.D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250mm" svg:height="155.4mm" svg:x="274.13mm" svg:y="236.46mm">
            <loext:p draw:notify-on-update-of-ranges="Tabelle1.L2:Tabelle1.L4 Tabelle1_2.M3:Tabelle1_2.M3 Tabelle1.R2:Tabelle1.R4 Tabelle1_2.M4:Tabelle1_2.M4 Tabelle1.N2:Tabelle1.N4 Tabelle1_2.M5:Tabelle1_2.M5 Tabelle1.V2:Tabelle1.V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I_opt1</text:p>
          </table:table-cell>
          <table:table-cell table:style-name="ce3" office:value-type="percentage" office:value="0.7227482505" calcext:value-type="percentage">
            <text:p>72%</text:p>
          </table:table-cell>
          <table:table-cell table:style-name="ce7" office:value-type="float" office:value="1092.15" calcext:value-type="float">
            <text:p>109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_retrained</text:p>
          </table:table-cell>
          <table:table-cell table:style-name="ce3" office:value-type="percentage" office:value="0.722748141" calcext:value-type="percentage">
            <text:p>72%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_retrained</text:p>
          </table:table-cell>
          <table:table-cell table:style-name="ce3" office:value-type="percentage" office:value="0.722748141" calcext:value-type="percentage">
            <text:p>72%</text:p>
          </table:table-cell>
          <table:table-cell table:style-name="ce7"/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0.5_retrained</text:p>
          </table:table-cell>
          <table:table-cell table:style-name="ce3" office:value-type="percentage" office:value="0.566641033" calcext:value-type="percentage">
            <text:p>57%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_opt3</text:p>
          </table:table-cell>
          <table:table-cell table:style-name="ce3" office:value-type="percentage" office:value="0.722748137" calcext:value-type="percentage">
            <text:p>72%</text:p>
          </table:table-cell>
          <table:table-cell table:style-name="ce7" office:value-type="float" office:value="1139.9" calcext:value-type="float">
            <text:p>114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1.0_retrained</text:p>
          </table:table-cell>
          <table:table-cell table:style-name="ce3" office:value-type="percentage" office:value="0.504834563" calcext:value-type="percentage">
            <text:p>50%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obileNet_0.5</text:p>
          </table:table-cell>
          <table:table-cell table:number-columns-repeated="15"/>
        </table:table-row>
        <table:table-row table:style-name="ro1">
          <table:table-cell table:style-name="ce11" office:value-type="string" calcext:value-type="string">
            <text:p>I_opt4</text:p>
          </table:table-cell>
          <table:table-cell table:style-name="ce12" office:value-type="percentage" office:value="0.700055786" calcext:value-type="percentage">
            <text:p>70%</text:p>
          </table:table-cell>
          <table:table-cell table:style-name="ce13" office:value-type="float" office:value="1108.2" calcext:value-type="float">
            <text:p>110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0.5_opt1</text:p>
          </table:table-cell>
          <table:table-cell table:style-name="ce3" office:value-type="percentage" office:value="0.566641033" calcext:value-type="percentage">
            <text:p>57%</text:p>
          </table:table-cell>
          <table:table-cell table:style-name="ce7" office:value-type="float" office:value="239.55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obileNet_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opt2</text:p>
          </table:table-cell>
          <table:table-cell table:style-name="ce3" office:value-type="percentage" office:value="0.698508064" calcext:value-type="percentage">
            <text:p>70%</text:p>
          </table:table-cell>
          <table:table-cell table:style-name="ce7" office:value-type="float" office:value="1094.4" calcext:value-type="float">
            <text:p>109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0.5_opt3</text:p>
          </table:table-cell>
          <table:table-cell table:style-name="ce3" office:value-type="percentage" office:value="0.566641033" calcext:value-type="percentage">
            <text:p>57%</text:p>
          </table:table-cell>
          <table:table-cell table:style-name="ce7" office:value-type="float" office:value="241.8947368421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ception_v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0.5_retrained</text:p>
          </table:table-cell>
          <table:table-cell table:style-name="ce3" office:value-type="percentage" office:value="0.566641033" calcext:value-type="percentage">
            <text:p>57%</text:p>
          </table:table-cell>
          <table:table-cell table:style-name="ce7"/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ce11" office:value-type="string" calcext:value-type="string">
            <text:p>M0.5_opt4</text:p>
          </table:table-cell>
          <table:table-cell table:style-name="ce12" office:value-type="percentage" office:value="0.4838197125" calcext:value-type="percentage">
            <text:p>48%</text:p>
          </table:table-cell>
          <table:table-cell table:style-name="ce13" office:value-type="float" office:value="246.8" calcext:value-type="float">
            <text:p>247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0.5_opt1</text:p>
          </table:table-cell>
          <table:table-cell table:style-name="ce3" office:value-type="percentage" office:value="0.566641033" calcext:value-type="percentage">
            <text:p>57%</text:p>
          </table:table-cell>
          <table:table-cell table:style-name="ce7" office:value-type="float" office:value="239.55" calcext:value-type="float">
            <text:p>24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0.5_opt2</text:p>
          </table:table-cell>
          <table:table-cell table:style-name="ce3" office:value-type="percentage" office:value="0.487681977" calcext:value-type="percentage">
            <text:p>49%</text:p>
          </table:table-cell>
          <table:table-cell table:style-name="ce7" office:value-type="float" office:value="252.45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0.5_opt3</text:p>
          </table:table-cell>
          <table:table-cell table:style-name="ce3" office:value-type="percentage" office:value="0.566641033" calcext:value-type="percentage">
            <text:p>57%</text:p>
          </table:table-cell>
          <table:table-cell table:style-name="ce7" office:value-type="float" office:value="241.8947368421" calcext:value-type="float">
            <text:p>242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1.0_opt2</text:p>
          </table:table-cell>
          <table:table-cell table:style-name="ce3" office:value-type="percentage" office:value="0.4580240485" calcext:value-type="percentage">
            <text:p>46%</text:p>
          </table:table-cell>
          <table:table-cell table:style-name="ce7" office:value-type="float" office:value="310.15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ccuracy of label_image [%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1.0_retrained</text:p>
          </table:table-cell>
          <table:table-cell table:style-name="ce3" office:value-type="percentage" office:value="0.504834563" calcext:value-type="percentage">
            <text:p>50%</text:p>
          </table:table-cell>
          <table:table-cell table:style-name="ce7"/>
          <table:table-cell table:style-name="Default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1.0_opt1</text:p>
          </table:table-cell>
          <table:table-cell table:style-name="ce3" office:value-type="percentage" office:value="0.504834563" calcext:value-type="percentage">
            <text:p>50%</text:p>
          </table:table-cell>
          <table:table-cell table:style-name="ce7" office:value-type="float" office:value="316.2" calcext:value-type="float">
            <text:p>3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lassify (App) [ms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1.0_opt1</text:p>
          </table:table-cell>
          <table:table-cell table:style-name="ce3" office:value-type="percentage" office:value="0.504834563" calcext:value-type="percentage">
            <text:p>50%</text:p>
          </table:table-cell>
          <table:table-cell table:style-name="ce7" office:value-type="float" office:value="316.2" calcext:value-type="float">
            <text:p>31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/>
          <table:table-cell table:style-name="ce11" office:value-type="string" calcext:value-type="string">
            <text:p>M1.0_opt4</text:p>
          </table:table-cell>
          <table:table-cell table:style-name="ce12" office:value-type="percentage" office:value="0.4584744525" calcext:value-type="percentage">
            <text:p>46%</text:p>
          </table:table-cell>
          <table:table-cell table:style-name="ce13" office:value-type="float" office:value="320.55" calcext:value-type="float">
            <text:p>32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oading model (App) [in ms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1.0_opt3</text:p>
          </table:table-cell>
          <table:table-cell table:style-name="ce3" office:value-type="percentage" office:value="0.504834563" calcext:value-type="percentage">
            <text:p>50%</text:p>
          </table:table-cell>
          <table:table-cell table:style-name="ce7" office:value-type="float" office:value="323.4" calcext:value-type="float">
            <text:p>323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1.0_opt3</text:p>
          </table:table-cell>
          <table:table-cell table:style-name="ce3" office:value-type="percentage" office:value="0.504834563" calcext:value-type="percentage">
            <text:p>50%</text:p>
          </table:table-cell>
          <table:table-cell table:style-name="ce7" office:value-type="float" office:value="323.4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label_image [ms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0.5_opt2</text:p>
          </table:table-cell>
          <table:table-cell table:style-name="ce3" office:value-type="percentage" office:value="0.487681977" calcext:value-type="percentage">
            <text:p>49%</text:p>
          </table:table-cell>
          <table:table-cell table:style-name="ce7" office:value-type="float" office:value="252.45" calcext:value-type="float">
            <text:p>25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_opt1</text:p>
          </table:table-cell>
          <table:table-cell table:style-name="ce3" office:value-type="percentage" office:value="0.7227482505" calcext:value-type="percentage">
            <text:p>72%</text:p>
          </table:table-cell>
          <table:table-cell table:style-name="ce7" office:value-type="float" office:value="1092.15" calcext:value-type="float">
            <text:p>10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ime to classify (App) [ms]</text:p>
          </table:table-cell>
          <table:table-cell table:number-columns-repeated="15"/>
        </table:table-row>
        <table:table-row table:style-name="ro1">
          <table:table-cell table:style-name="ce11" office:value-type="string" calcext:value-type="string">
            <text:p>M0.5_opt4</text:p>
          </table:table-cell>
          <table:table-cell table:style-name="ce12" office:value-type="percentage" office:value="0.4838197125" calcext:value-type="percentage">
            <text:p>48%</text:p>
          </table:table-cell>
          <table:table-cell table:style-name="ce13" office:value-type="float" office:value="246.8" calcext:value-type="float">
            <text:p>247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_opt2</text:p>
          </table:table-cell>
          <table:table-cell table:style-name="ce3" office:value-type="percentage" office:value="0.698508064" calcext:value-type="percentage">
            <text:p>70%</text:p>
          </table:table-cell>
          <table:table-cell table:style-name="ce7" office:value-type="float" office:value="1094.4" calcext:value-type="float">
            <text:p>109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style-name="ce11" office:value-type="string" calcext:value-type="string">
            <text:p>M1.0_opt4</text:p>
          </table:table-cell>
          <table:table-cell table:style-name="ce12" office:value-type="percentage" office:value="0.4584744525" calcext:value-type="percentage">
            <text:p>46%</text:p>
          </table:table-cell>
          <table:table-cell table:style-name="ce13" office:value-type="float" office:value="320.55" calcext:value-type="float">
            <text:p>32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/>
          <table:table-cell table:style-name="ce11" office:value-type="string" calcext:value-type="string">
            <text:p>I_opt4</text:p>
          </table:table-cell>
          <table:table-cell table:style-name="ce12" office:value-type="percentage" office:value="0.700055786" calcext:value-type="percentage">
            <text:p>70%</text:p>
          </table:table-cell>
          <table:table-cell table:style-name="ce13" office:value-type="float" office:value="1108.2" calcext:value-type="float">
            <text:p>110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1.0_opt2</text:p>
          </table:table-cell>
          <table:table-cell table:style-name="ce3" office:value-type="percentage" office:value="0.4580240485" calcext:value-type="percentage">
            <text:p>46%</text:p>
          </table:table-cell>
          <table:table-cell table:style-name="ce7" office:value-type="float" office:value="310.15" calcext:value-type="float">
            <text:p>31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_opt3</text:p>
          </table:table-cell>
          <table:table-cell table:style-name="ce3" office:value-type="percentage" office:value="0.722748137" calcext:value-type="percentage">
            <text:p>72%</text:p>
          </table:table-cell>
          <table:table-cell table:style-name="ce7" office:value-type="float" office:value="1139.9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 table:number-rows-repeated="49">
          <table:table-cell table:number-columns-repeated="28"/>
        </table:table-row>
        <table:table-row table:style-name="ro1">
          <table:table-cell table:number-columns-repeated="24"/>
          <table:table-cell table:style-name="ce14" office:value-type="string" calcext:value-type="string">
            <text:p>GPU-CPU</text:p>
          </table:table-cell>
          <table:table-cell table:style-name="ce14" office:value-type="string" calcext:value-type="string">
            <text:p>4,1</text:p>
          </table:table-cell>
          <table:table-cell table:style-name="ce15" office:value-type="string" calcext:value-type="string">
            <text:p>times longer</text:p>
          </table:table-cell>
          <table:table-cell/>
        </table:table-row>
        <table:table-row table:style-name="ro1">
          <table:table-cell table:number-columns-repeated="24"/>
          <table:table-cell table:style-name="ce14" office:value-type="string" calcext:value-type="string">
            <text:p>GPU-NB</text:p>
          </table:table-cell>
          <table:table-cell table:style-name="ce14" office:value-type="string" calcext:value-type="string">
            <text:p>6,0</text:p>
          </table:table-cell>
          <table:table-cell table:style-name="ce15" office:value-type="string" calcext:value-type="string">
            <text:p>times longer</text:p>
          </table:table-cell>
          <table:table-cell/>
        </table:table-row>
        <table:table-row table:style-name="ro1">
          <table:table-cell table:number-columns-repeated="24"/>
          <table:table-cell table:style-name="ce14" office:value-type="string" calcext:value-type="string">
            <text:p>CPU-NB</text:p>
          </table:table-cell>
          <table:table-cell table:style-name="ce14" office:value-type="string" calcext:value-type="string">
            <text:p>1,4</text:p>
          </table:table-cell>
          <table:table-cell table:style-name="ce15" office:value-type="string" calcext:value-type="string">
            <text:p>times longer</text:p>
          </table:table-cell>
          <table:table-cell office:value-type="string" calcext:value-type="string">
            <text:p>(CPU 1,6 mal schneller)</text:p>
          </table:table-cell>
        </table:table-row>
        <table:table-row table:style-name="ro1" table:number-rows-repeated="1048508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1" table:target-range-address="Tabelle1_2.G1:Tabelle1_2.J15" table:contains-header="false">
          <table:sort>
            <table:sort-by table:field-number="2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.00.0000</text:date>, <text:time style:data-style-name="N2" text:time-value="19:45:55.06848578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3:51:38.397867322</meta:creation-date>
    <dc:date>2018-01-28T03:42:15.467779628</dc:date>
    <meta:editing-duration>PT12H27M42S</meta:editing-duration>
    <meta:editing-cycles>21</meta:editing-cycles>
    <meta:generator>LibreOffice/5.1.6.2$Linux_X86_64 LibreOffice_project/10m0$Build-2</meta:generator>
    <meta:document-statistic meta:table-count="2" meta:cell-count="31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down" chart:symbol-width="0.2cm" chart:symbol-height="0.2cm"/>
    </style:style>
    <style:style style:name="ch13" style:family="chart" style:data-style-name="N1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01cm" svg:height="14.061cm" xlink:href=".." xlink:type="simple" chart:class="chart:scatter" chart:style-name="ch1">
        <chart:legend chart:legend-position="end" svg:x="20.277cm" svg:y="5.891cm" style:legend-expansion="high" chart:style-name="ch2"/>
        <chart:plot-area chart:style-name="ch3" table:cell-range-address="Tabelle1.D12:Tabelle1.D16 Tabelle1_2.M3:Tabelle1_2.M5 Tabelle1.B12:Tabelle1.B16 Tabelle1.B3:Tabelle1.B7 Tabelle1.B20:Tabelle1.B24" chart:data-source-has-labels="row" svg:x="1.851cm" svg:y="0.281cm" svg:width="17.926cm" svg:height="12.178cm">
          <chartooo:coordinate-region svg:x="2.949cm" svg:y="0.507cm" svg:width="16.112cm" svg:height="11.252cm"/>
          <chart:axis chart:dimension="x" chart:name="primary-x" chart:style-name="ch4">
            <chart:title svg:x="7.65cm" svg:y="12.74cm" chart:style-name="ch5">
              <text:p>time to classify (App) [ms]</text:p>
            </chart:title>
          </chart:axis>
          <chart:axis chart:dimension="y" chart:name="primary-y" chart:style-name="ch6">
            <chart:title svg:x="0.704cm" svg:y="7.528cm" chart:style-name="ch7">
              <text:p>accuracy [%]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Tabelle1.B12:Tabelle1.B16" chart:label-cell-address="Tabelle1_2.M3:Tabelle1_2.M3" chart:class="chart:scatter">
            <chart:domain table:cell-range-address="Tabelle1.D12:Tabelle1.D16"/>
            <chart:data-point chart:repeated="5"/>
          </chart:series>
          <chart:series chart:attached-axis="primary-y" chart:style-name="ch11" chart:values-cell-range-address="Tabelle1.B3:Tabelle1.B7" chart:label-cell-address="Tabelle1_2.M4:Tabelle1_2.M4" chart:class="chart:scatter">
            <chart:domain table:cell-range-address="Tabelle1.D3:Tabelle1.D7"/>
            <chart:data-point chart:repeated="4"/>
            <chart:data-point chart:style-name="ch12"/>
          </chart:series>
          <chart:series chart:attached-axis="primary-y" chart:style-name="ch13" chart:values-cell-range-address="Tabelle1.B20:Tabelle1.B24" chart:label-cell-address="Tabelle1_2.M5:Tabelle1_2.M5" chart:class="chart:scatter">
            <chart:domain table:cell-range-address="Tabelle1.D20:Tabelle1.D24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MobileNet_0.5</text:p>
                <draw:g>
                  <svg:desc>Tabelle1_2.M3:Tabelle1_2.M3</svg:desc>
                </draw:g>
              </table:table-cell>
              <table:table-cell office:value-type="string">
                <text:p>Spalte D</text:p>
              </table:table-cell>
              <table:table-cell office:value-type="string">
                <text:p>MobileNet_1.0</text:p>
                <draw:g>
                  <svg:desc>Tabelle1_2.M4:Tabelle1_2.M4</svg:desc>
                </draw:g>
              </table:table-cell>
              <table:table-cell office:value-type="string">
                <text:p>Spalte D</text:p>
              </table:table-cell>
              <table:table-cell office:value-type="string">
                <text:p>Inception_v3</text:p>
                <draw:g>
                  <svg:desc>Tabelle1_2.M5:Tabelle1_2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D12:Tabelle1.D16</svg:desc>
                </draw:g>
              </table:table-cell>
              <table:table-cell office:value-type="float" office:value="0.566641033">
                <text:p>0.566641033</text:p>
                <draw:g>
                  <svg:desc>Tabelle1.B12:Tabelle1.B16</svg:desc>
                </draw:g>
              </table:table-cell>
              <table:table-cell office:value-type="float" office:value="0">
                <text:p>0</text:p>
                <draw:g>
                  <svg:desc>Tabelle1.D3:Tabelle1.D7</svg:desc>
                </draw:g>
              </table:table-cell>
              <table:table-cell office:value-type="float" office:value="0.504834563">
                <text:p>0.504834563</text:p>
                <draw:g>
                  <svg:desc>Tabelle1.B3:Tabelle1.B7</svg:desc>
                </draw:g>
              </table:table-cell>
              <table:table-cell office:value-type="float" office:value="0">
                <text:p>0</text:p>
                <draw:g>
                  <svg:desc>Tabelle1.D20:Tabelle1.D24</svg:desc>
                </draw:g>
              </table:table-cell>
              <table:table-cell office:value-type="float" office:value="0.722748141">
                <text:p>0.722748141</text:p>
                <draw:g>
                  <svg:desc>Tabelle1.B20:Tabelle1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.55">
                <text:p>239.55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316.2">
                <text:p>316.2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1092.15">
                <text:p>1092.15</text:p>
              </table:table-cell>
              <table:table-cell office:value-type="float" office:value="0.7227482505">
                <text:p>0.7227482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2.45">
                <text:p>252.45</text:p>
              </table:table-cell>
              <table:table-cell office:value-type="float" office:value="0.487681977">
                <text:p>0.487681977</text:p>
              </table:table-cell>
              <table:table-cell office:value-type="float" office:value="310.15">
                <text:p>310.15</text:p>
              </table:table-cell>
              <table:table-cell office:value-type="float" office:value="0.4580240485">
                <text:p>0.4580240485</text:p>
              </table:table-cell>
              <table:table-cell office:value-type="float" office:value="1094.4">
                <text:p>1094.4</text:p>
              </table:table-cell>
              <table:table-cell office:value-type="float" office:value="0.698508064">
                <text:p>0.698508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1.8947368421">
                <text:p>241.8947368421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323.4">
                <text:p>323.4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1139.9">
                <text:p>1139.9</text:p>
              </table:table-cell>
              <table:table-cell office:value-type="float" office:value="0.722748137">
                <text:p>0.722748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6.8">
                <text:p>246.8</text:p>
              </table:table-cell>
              <table:table-cell office:value-type="float" office:value="0.4838197125">
                <text:p>0.4838197125</text:p>
              </table:table-cell>
              <table:table-cell office:value-type="float" office:value="320.55">
                <text:p>320.55</text:p>
              </table:table-cell>
              <table:table-cell office:value-type="float" office:value="0.4584744525">
                <text:p>0.4584744525</text:p>
              </table:table-cell>
              <table:table-cell office:value-type="float" office:value="1108.2">
                <text:p>1108.2</text:p>
              </table:table-cell>
              <table:table-cell office:value-type="float" office:value="0.700055786">
                <text:p>0.7000557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maximum="1200" chart:reverse-direction="false" text:line-break="false" loext:try-staggering-first="false" chart:link-data-style-to-source="true" chart:axis-position="end"/>
      <style:graphic-properties svg:stroke-color="#b3b3b3"/>
      <style:text-properties fo:font-size="12pt" style:font-size-asian="10pt" style:font-size-complex="10pt"/>
    </style:style>
    <style:style style:name="ch9" style:family="chart" style:data-style-name="N10">
      <style:chart-properties chart:symbol-type="named-symbol" chart:symbol-name="diamond" chart:symbol-width="0.3cm" chart:symbol-height="0.3cm" chart:link-data-style-to-source="true"/>
      <style:graphic-properties svg:stroke-width="0.1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3cm" chart:symbol-height="0.3cm" chart:link-data-style-to-source="true"/>
      <style:graphic-properties svg:stroke-width="0.1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down" chart:symbol-width="0.3cm" chart:symbol-height="0.3cm" chart:link-data-style-to-source="true"/>
      <style:graphic-properties svg:stroke-width="0.1cm" svg:stroke-color="#ffd320" draw:fill-color="#ffd320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diamond" chart:symbol-width="0.3cm" chart:symbol-height="0.3cm" chart:link-data-style-to-source="true"/>
      <style:graphic-properties svg:stroke-width="0.1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01cm" svg:height="14.641cm" xlink:href=".." xlink:type="simple" chart:class="chart:line" chart:style-name="ch1">
        <chart:legend svg:x="5.089cm" svg:y="12.675cm" style:legend-expansion="custom" chartooo:width="14.449cm" chartooo:height="1.556cm" style:legend-expansion-aspect-ratio="9.28598971722365" chart:style-name="ch2"/>
        <chart:plot-area chart:style-name="ch3" table:cell-range-address="Tabelle1_2.M3:Tabelle1_2.M5 Tabelle1_2.M8:Tabelle1_2.M9 Tabelle1.B36:Tabelle1.B38 Tabelle1_2.M10:Tabelle1_2.M11 Tabelle1.D36:Tabelle1.F38" chart:data-source-has-labels="both" svg:x="1.538cm" svg:y="0.947cm" svg:width="21.453cm" svg:height="11.254cm">
          <chartooo:coordinate-region svg:x="2.914cm" svg:y="1.173cm" svg:width="18.871cm" svg:height="10.328cm"/>
          <chart:axis chart:dimension="x" chart:name="primary-x" chart:style-name="ch4" chartooo:axis-type="auto">
            <chartooo:date-scale/>
            <chart:categories table:cell-range-address="Tabelle1_2.M3:Tabelle1_2.M5"/>
          </chart:axis>
          <chart:axis chart:dimension="y" chart:name="primary-y" chart:style-name="ch5">
            <chart:title svg:x="0.295cm" svg:y="7.885cm" chart:style-name="ch6">
              <text:p>accuracy [%]</text:p>
            </chart:title>
            <chart:grid chart:style-name="ch7" chart:class="major"/>
          </chart:axis>
          <chart:axis chart:dimension="y" chart:name="secondary-y" chart:style-name="ch8">
            <chart:title svg:x="23.279cm" svg:y="7.533cm" chart:style-name="ch6">
              <text:p>time [ms]</text:p>
            </chart:title>
          </chart:axis>
          <chart:series chart:attached-axis="primary-y" chart:style-name="ch9" chart:values-cell-range-address="Tabelle1.B36:Tabelle1.B38" chart:label-cell-address="Tabelle1_2.M8:Tabelle1_2.M8" chart:class="chart:line">
            <chart:data-point chart:repeated="3"/>
          </chart:series>
          <chart:series chart:attached-axis="secondary-y" chart:style-name="ch10" chart:values-cell-range-address="Tabelle1.F36:Tabelle1.F38" chart:label-cell-address="Tabelle1_2.M11:Tabelle1_2.M11" chart:class="chart:line">
            <chart:data-point chart:repeated="3"/>
          </chart:series>
          <chart:series chart:attached-axis="secondary-y" chart:style-name="ch11" chart:values-cell-range-address="Tabelle1.E36:Tabelle1.E38" chart:label-cell-address="Tabelle1_2.M10:Tabelle1_2.M10" chart:class="chart:line">
            <chart:data-point chart:repeated="3"/>
          </chart:series>
          <chart:series chart:attached-axis="secondary-y" chart:style-name="ch12" chart:values-cell-range-address="" chart:class="chart:line">
            <chart:data-point/>
          </chart:series>
          <chart:series chart:attached-axis="secondary-y" chart:style-name="ch13" chart:values-cell-range-address="Tabelle1.D36:Tabelle1.D38" chart:label-cell-address="Tabelle1_2.M9:Tabelle1_2.M9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 of label_image [%]</text:p>
                <draw:g>
                  <svg:desc>Tabelle1_2.M8:Tabelle1_2.M8</svg:desc>
                </draw:g>
              </table:table-cell>
              <table:table-cell office:value-type="string">
                <text:p>label_image [ms]</text:p>
                <draw:g>
                  <svg:desc>Tabelle1_2.M11:Tabelle1_2.M11</svg:desc>
                </draw:g>
              </table:table-cell>
              <table:table-cell office:value-type="string">
                <text:p>loading model (App) [in ms]</text:p>
                <draw:g>
                  <svg:desc>Tabelle1_2.M10:Tabelle1_2.M10</svg:desc>
                </draw:g>
              </table:table-cell>
              <table:table-cell office:value-type="string">
                <text:p>classify (App) [ms]</text:p>
                <draw:g>
                  <svg:desc>Tabelle1_2.M9:Tabelle1_2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bileNet_0.5</text:p>
                <draw:g>
                  <svg:desc>Tabelle1_2.M3:Tabelle1_2.M5</svg:desc>
                </draw:g>
              </table:table-cell>
              <table:table-cell office:value-type="float" office:value="0.4838197125">
                <text:p>0.4838197125</text:p>
                <draw:g>
                  <svg:desc>Tabelle1.B36:Tabelle1.B38</svg:desc>
                </draw:g>
              </table:table-cell>
              <table:table-cell office:value-type="float" office:value="44.5">
                <text:p>44.5</text:p>
                <draw:g>
                  <svg:desc>Tabelle1.F36:Tabelle1.F38</svg:desc>
                </draw:g>
              </table:table-cell>
              <table:table-cell office:value-type="float" office:value="70.4">
                <text:p>70.4</text:p>
                <draw:g>
                  <svg:desc>Tabelle1.E36:Tabelle1.E38</svg:desc>
                </draw:g>
              </table:table-cell>
              <table:table-cell office:value-type="float" office:value="246.8">
                <text:p>246.8</text:p>
                <draw:g>
                  <svg:desc>Tabelle1.D36:Tabelle1.D38</svg:desc>
                </draw:g>
              </table:table-cell>
            </table:table-row>
            <table:table-row>
              <table:table-cell office:value-type="string">
                <text:p>MobileNet_1.0</text:p>
              </table:table-cell>
              <table:table-cell office:value-type="float" office:value="0.4584744525">
                <text:p>0.4584744525</text:p>
              </table:table-cell>
              <table:table-cell office:value-type="float" office:value="76.05">
                <text:p>76.05</text:p>
              </table:table-cell>
              <table:table-cell office:value-type="float" office:value="120.4">
                <text:p>120.4</text:p>
              </table:table-cell>
              <table:table-cell office:value-type="float" office:value="320.55">
                <text:p>320.55</text:p>
              </table:table-cell>
            </table:table-row>
            <table:table-row>
              <table:table-cell office:value-type="string">
                <text:p>Inception_v3</text:p>
              </table:table-cell>
              <table:table-cell office:value-type="float" office:value="0.700055786">
                <text:p>0.700055786</text:p>
              </table:table-cell>
              <table:table-cell office:value-type="float" office:value="285">
                <text:p>285</text:p>
              </table:table-cell>
              <table:table-cell office:value-type="float" office:value="491.4">
                <text:p>491.4</text:p>
              </table:table-cell>
              <table:table-cell office:value-type="float" office:value="1108.2">
                <text:p>1108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maximum="1200" chart:interval-major="200" chart:reverse-direction="false" text:line-break="false" loext:try-staggering-first="false" chart:link-data-style-to-source="true" chart:axis-position="end"/>
      <style:graphic-properties svg:stroke-color="#b3b3b3"/>
      <style:text-properties fo:font-size="12pt" style:font-size-asian="10pt" style:font-size-complex="10pt"/>
    </style:style>
    <style:style style:name="ch9" style:family="chart" style:data-style-name="N10">
      <style:chart-properties chart:symbol-type="named-symbol" chart:symbol-name="diamond" chart:symbol-width="0.3cm" chart:symbol-height="0.3cm" chart:link-data-style-to-source="true"/>
      <style:graphic-properties svg:stroke-width="0.1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3cm" chart:symbol-height="0.3cm" chart:link-data-style-to-source="true"/>
      <style:graphic-properties svg:stroke-width="0.1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01cm" svg:height="15.591cm" xlink:href=".." xlink:type="simple" chart:class="chart:line" chart:style-name="ch1">
        <chart:legend svg:x="4.336cm" svg:y="14.392cm" style:legend-expansion="custom" chartooo:width="16.328cm" chartooo:height="0.834cm" style:legend-expansion-aspect-ratio="19.5779376498801" chart:style-name="ch2"/>
        <chart:plot-area chart:style-name="ch3" table:cell-range-address="Tabelle1.G1:Tabelle1.H12 Tabelle1_2.M8:Tabelle1_2.M8 Tabelle1_2.M12:Tabelle1_2.M12 Tabelle1.J1:Tabelle1.J12" chart:data-source-has-labels="both" svg:x="1.35cm" svg:y="0.794cm" svg:width="21.273cm" svg:height="12.924cm">
          <chartooo:coordinate-region svg:x="2.913cm" svg:y="1.021cm" svg:width="18.505cm" svg:height="10.726cm"/>
          <chart:axis chart:dimension="x" chart:name="primary-x" chart:style-name="ch4" chartooo:axis-type="auto">
            <chartooo:date-scale/>
            <chart:categories table:cell-range-address="Tabelle1.G1:Tabelle1.G12"/>
          </chart:axis>
          <chart:axis chart:dimension="y" chart:name="primary-y" chart:style-name="ch5">
            <chart:title svg:x="0.296cm" svg:y="7.804cm" chart:style-name="ch6">
              <text:p>accuracy [%]</text:p>
            </chart:title>
            <chart:grid chart:style-name="ch7" chart:class="major"/>
          </chart:axis>
          <chart:axis chart:dimension="y" chart:name="secondary-y" chart:style-name="ch8">
            <chart:title svg:x="23.341cm" svg:y="9.378cm" chart:style-name="ch6">
              <text:p>time to classify (App) [ms]</text:p>
            </chart:title>
          </chart:axis>
          <chart:series chart:attached-axis="primary-y" chart:style-name="ch9" chart:values-cell-range-address="Tabelle1.H1:Tabelle1.H12" chart:label-cell-address="Tabelle1_2.M8:Tabelle1_2.M8" chart:class="chart:line">
            <chart:data-point chart:repeated="12"/>
          </chart:series>
          <chart:series chart:attached-axis="secondary-y" chart:style-name="ch10" chart:values-cell-range-address="Tabelle1.J1:Tabelle1.J12" chart:label-cell-address="Tabelle1_2.M12:Tabelle1_2.M1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 of label_image [%]</text:p>
                <draw:g>
                  <svg:desc>Tabelle1_2.M8:Tabelle1_2.M8</svg:desc>
                </draw:g>
              </table:table-cell>
              <table:table-cell office:value-type="string">
                <text:p>time to classify (App) [ms]</text:p>
                <draw:g>
                  <svg:desc>Tabelle1_2.M12:Tabelle1_2.M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0.5_opt1</text:p>
                <draw:g>
                  <svg:desc>Tabelle1.G1:Tabelle1.G12</svg:desc>
                </draw:g>
              </table:table-cell>
              <table:table-cell office:value-type="float" office:value="0.566641033">
                <text:p>0.566641033</text:p>
                <draw:g>
                  <svg:desc>Tabelle1.H1:Tabelle1.H12</svg:desc>
                </draw:g>
              </table:table-cell>
              <table:table-cell office:value-type="float" office:value="239.55">
                <text:p>239.55</text:p>
                <draw:g>
                  <svg:desc>Tabelle1.J1:Tabelle1.J12</svg:desc>
                </draw:g>
              </table:table-cell>
            </table:table-row>
            <table:table-row>
              <table:table-cell office:value-type="string">
                <text:p>M0.5_opt2</text:p>
              </table:table-cell>
              <table:table-cell office:value-type="float" office:value="0.487681977">
                <text:p>0.487681977</text:p>
              </table:table-cell>
              <table:table-cell office:value-type="float" office:value="252.45">
                <text:p>252.45</text:p>
              </table:table-cell>
            </table:table-row>
            <table:table-row>
              <table:table-cell office:value-type="string">
                <text:p>M0.5_opt3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241.8947368421">
                <text:p>241.8947368421</text:p>
              </table:table-cell>
            </table:table-row>
            <table:table-row>
              <table:table-cell office:value-type="string">
                <text:p>M0.5_opt4</text:p>
              </table:table-cell>
              <table:table-cell office:value-type="float" office:value="0.4838197125">
                <text:p>0.4838197125</text:p>
              </table:table-cell>
              <table:table-cell office:value-type="float" office:value="246.8">
                <text:p>246.8</text:p>
              </table:table-cell>
            </table:table-row>
            <table:table-row>
              <table:table-cell office:value-type="string">
                <text:p>M1.0_opt1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316.2">
                <text:p>316.2</text:p>
              </table:table-cell>
            </table:table-row>
            <table:table-row>
              <table:table-cell office:value-type="string">
                <text:p>M1.0_opt2</text:p>
              </table:table-cell>
              <table:table-cell office:value-type="float" office:value="0.4580240485">
                <text:p>0.4580240485</text:p>
              </table:table-cell>
              <table:table-cell office:value-type="float" office:value="310.15">
                <text:p>310.15</text:p>
              </table:table-cell>
            </table:table-row>
            <table:table-row>
              <table:table-cell office:value-type="string">
                <text:p>M1.0_opt3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string">
                <text:p>M1.0_opt4</text:p>
              </table:table-cell>
              <table:table-cell office:value-type="float" office:value="0.4584744525">
                <text:p>0.4584744525</text:p>
              </table:table-cell>
              <table:table-cell office:value-type="float" office:value="320.55">
                <text:p>320.55</text:p>
              </table:table-cell>
            </table:table-row>
            <table:table-row>
              <table:table-cell office:value-type="string">
                <text:p>I_opt1</text:p>
              </table:table-cell>
              <table:table-cell office:value-type="float" office:value="0.7227482505">
                <text:p>0.7227482505</text:p>
              </table:table-cell>
              <table:table-cell office:value-type="float" office:value="1092.15">
                <text:p>1092.15</text:p>
              </table:table-cell>
            </table:table-row>
            <table:table-row>
              <table:table-cell office:value-type="string">
                <text:p>I_opt2</text:p>
              </table:table-cell>
              <table:table-cell office:value-type="float" office:value="0.698508064">
                <text:p>0.698508064</text:p>
              </table:table-cell>
              <table:table-cell office:value-type="float" office:value="1094.4">
                <text:p>1094.4</text:p>
              </table:table-cell>
            </table:table-row>
            <table:table-row>
              <table:table-cell office:value-type="string">
                <text:p>I_opt3</text:p>
              </table:table-cell>
              <table:table-cell office:value-type="float" office:value="0.722748137">
                <text:p>0.722748137</text:p>
              </table:table-cell>
              <table:table-cell office:value-type="float" office:value="1139.9">
                <text:p>1139.9</text:p>
              </table:table-cell>
            </table:table-row>
            <table:table-row>
              <table:table-cell office:value-type="string">
                <text:p>I_opt4</text:p>
              </table:table-cell>
              <table:table-cell office:value-type="float" office:value="0.700055786">
                <text:p>0.700055786</text:p>
              </table:table-cell>
              <table:table-cell office:value-type="float" office:value="1108.2">
                <text:p>1108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loext:try-staggering-first="false" chart:label-arrangement="side-by-sid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0" chart:maximum="1200" chart:interval-major="2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228cm" svg:y="8.217cm" style:legend-expansion="wide" chart:style-name="ch2"/>
        <chart:plot-area chart:style-name="ch3" table:cell-range-address="Tabelle1_2.G1:Tabelle1_2.I15 Tabelle1_2.M8:Tabelle1_2.M9" chart:data-source-has-labels="both" svg:x="0.32cm" svg:y="0.18cm" svg:width="15.36cm" svg:height="7.857cm">
          <chartooo:coordinate-region svg:x="1.604cm" svg:y="0.38cm" svg:width="13.083cm" svg:height="5.517cm"/>
          <chart:axis chart:dimension="x" chart:name="primary-x" chart:style-name="ch4" chartooo:axis-type="auto">
            <chartooo:date-scale/>
            <chart:categories table:cell-range-address="Tabelle1_2.G1:Tabelle1_2.G1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abelle1_2.H1:Tabelle1_2.H15" chart:label-cell-address="Tabelle1_2.M8:Tabelle1_2.M8" chart:class="chart:line">
            <chart:data-point chart:repeated="15"/>
          </chart:series>
          <chart:series chart:attached-axis="secondary-y" chart:style-name="ch9" chart:values-cell-range-address="Tabelle1_2.I1:Tabelle1_2.I15" chart:label-cell-address="Tabelle1_2.M9:Tabelle1_2.M9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 of label_image [%]</text:p>
                <draw:g>
                  <svg:desc>Tabelle1_2.M8:Tabelle1_2.M8</svg:desc>
                </draw:g>
              </table:table-cell>
              <table:table-cell office:value-type="string">
                <text:p>classify (App) [ms]</text:p>
                <draw:g>
                  <svg:desc>Tabelle1_2.M9:Tabelle1_2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_retrained</text:p>
                <draw:g>
                  <svg:desc>Tabelle1_2.G1:Tabelle1_2.G15</svg:desc>
                </draw:g>
              </table:table-cell>
              <table:table-cell office:value-type="float" office:value="0.722748141">
                <text:p>0.722748141</text:p>
                <draw:g>
                  <svg:desc>Tabelle1_2.H1:Tabelle1_2.H15</svg:desc>
                </draw:g>
              </table:table-cell>
              <table:table-cell office:value-type="float" office:value="0">
                <text:p>0</text:p>
                <draw:g>
                  <svg:desc>Tabelle1_2.I1:Tabelle1_2.I15</svg:desc>
                </draw:g>
              </table:table-cell>
            </table:table-row>
            <table:table-row>
              <table:table-cell office:value-type="string">
                <text:p>M0.5_retrained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1.0_retrained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0.5_opt1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239.55">
                <text:p>239.55</text:p>
              </table:table-cell>
            </table:table-row>
            <table:table-row>
              <table:table-cell office:value-type="string">
                <text:p>M0.5_opt3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241.8947368421">
                <text:p>241.8947368421</text:p>
              </table:table-cell>
            </table:table-row>
            <table:table-row>
              <table:table-cell office:value-type="string">
                <text:p>M0.5_opt4</text:p>
              </table:table-cell>
              <table:table-cell office:value-type="float" office:value="0.4838197125">
                <text:p>0.4838197125</text:p>
              </table:table-cell>
              <table:table-cell office:value-type="float" office:value="246.8">
                <text:p>246.8</text:p>
              </table:table-cell>
            </table:table-row>
            <table:table-row>
              <table:table-cell office:value-type="string">
                <text:p>M0.5_opt2</text:p>
              </table:table-cell>
              <table:table-cell office:value-type="float" office:value="0.487681977">
                <text:p>0.487681977</text:p>
              </table:table-cell>
              <table:table-cell office:value-type="float" office:value="252.45">
                <text:p>252.45</text:p>
              </table:table-cell>
            </table:table-row>
            <table:table-row>
              <table:table-cell office:value-type="string">
                <text:p>M1.0_opt2</text:p>
              </table:table-cell>
              <table:table-cell office:value-type="float" office:value="0.4580240485">
                <text:p>0.4580240485</text:p>
              </table:table-cell>
              <table:table-cell office:value-type="float" office:value="310.15">
                <text:p>310.15</text:p>
              </table:table-cell>
            </table:table-row>
            <table:table-row>
              <table:table-cell office:value-type="string">
                <text:p>M1.0_opt1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316.2">
                <text:p>316.2</text:p>
              </table:table-cell>
            </table:table-row>
            <table:table-row>
              <table:table-cell office:value-type="string">
                <text:p>M1.0_opt4</text:p>
              </table:table-cell>
              <table:table-cell office:value-type="float" office:value="0.4584744525">
                <text:p>0.4584744525</text:p>
              </table:table-cell>
              <table:table-cell office:value-type="float" office:value="320.55">
                <text:p>320.55</text:p>
              </table:table-cell>
            </table:table-row>
            <table:table-row>
              <table:table-cell office:value-type="string">
                <text:p>M1.0_opt3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string">
                <text:p>I_opt1</text:p>
              </table:table-cell>
              <table:table-cell office:value-type="float" office:value="0.7227482505">
                <text:p>0.7227482505</text:p>
              </table:table-cell>
              <table:table-cell office:value-type="float" office:value="1092.15">
                <text:p>1092.15</text:p>
              </table:table-cell>
            </table:table-row>
            <table:table-row>
              <table:table-cell office:value-type="string">
                <text:p>I_opt2</text:p>
              </table:table-cell>
              <table:table-cell office:value-type="float" office:value="0.698508064">
                <text:p>0.698508064</text:p>
              </table:table-cell>
              <table:table-cell office:value-type="float" office:value="1094.4">
                <text:p>1094.4</text:p>
              </table:table-cell>
            </table:table-row>
            <table:table-row>
              <table:table-cell office:value-type="string">
                <text:p>I_opt4</text:p>
              </table:table-cell>
              <table:table-cell office:value-type="float" office:value="0.700055786">
                <text:p>0.700055786</text:p>
              </table:table-cell>
              <table:table-cell office:value-type="float" office:value="1108.2">
                <text:p>1108.2</text:p>
              </table:table-cell>
            </table:table-row>
            <table:table-row>
              <table:table-cell office:value-type="string">
                <text:p>I_opt3</text:p>
              </table:table-cell>
              <table:table-cell office:value-type="float" office:value="0.722748137">
                <text:p>0.722748137</text:p>
              </table:table-cell>
              <table:table-cell office:value-type="float" office:value="1139.9">
                <text:p>1139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5" chart:origin="0" chart:interval-major="1" chart:text-overlap="true" chart:reverse-direction="false" text:line-break="false" loext:try-staggering-first="false" chart:label-arrangement="side-by-sid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0" chart:maximum="1200" chart:interval-major="2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9cm" svg:y="3.952cm" style:legend-expansion="high" chart:style-name="ch2"/>
        <chart:plot-area chart:style-name="ch3" table:cell-range-address="Tabelle1_2.A1:Tabelle1_2.C15 Tabelle1_2.M8:Tabelle1_2.M9" chart:data-source-has-labels="row" svg:x="0.32cm" svg:y="0.18cm" svg:width="9.65cm" svg:height="8.64cm">
          <chartooo:coordinate-region svg:x="1.259cm" svg:y="0.18cm" svg:width="7.533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abelle1_2.B1:Tabelle1_2.B15" chart:label-cell-address="Tabelle1_2.M8:Tabelle1_2.M8" chart:class="chart:scatter">
            <chart:domain table:cell-range-address="Tabelle1_2.A1:Tabelle1_2.A15"/>
            <chart:data-point chart:repeated="15"/>
          </chart:series>
          <chart:series chart:attached-axis="secondary-y" chart:style-name="ch9" chart:values-cell-range-address="Tabelle1_2.C1:Tabelle1_2.C15" chart:label-cell-address="Tabelle1_2.M9:Tabelle1_2.M9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accuracy of label_image [%]</text:p>
                <draw:g>
                  <svg:desc>Tabelle1_2.M8:Tabelle1_2.M8</svg:desc>
                </draw:g>
              </table:table-cell>
              <table:table-cell office:value-type="string">
                <text:p>classify (App) [ms]</text:p>
                <draw:g>
                  <svg:desc>Tabelle1_2.M9:Tabelle1_2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_2.A1:Tabelle1_2.A15</svg:desc>
                </draw:g>
              </table:table-cell>
              <table:table-cell office:value-type="float" office:value="0.7227482505">
                <text:p>0.7227482505</text:p>
                <draw:g>
                  <svg:desc>Tabelle1_2.B1:Tabelle1_2.B15</svg:desc>
                </draw:g>
              </table:table-cell>
              <table:table-cell office:value-type="float" office:value="1092.15">
                <text:p>1092.15</text:p>
                <draw:g>
                  <svg:desc>Tabelle1_2.C1:Tabelle1_2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22748141">
                <text:p>0.722748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22748137">
                <text:p>0.722748137</text:p>
              </table:table-cell>
              <table:table-cell office:value-type="float" office:value="1139.9">
                <text:p>113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00055786">
                <text:p>0.700055786</text:p>
              </table:table-cell>
              <table:table-cell office:value-type="float" office:value="1108.2">
                <text:p>1108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8508064">
                <text:p>0.698508064</text:p>
              </table:table-cell>
              <table:table-cell office:value-type="float" office:value="1094.4">
                <text:p>109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239.55">
                <text:p>239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241.8947368421">
                <text:p>241.8947368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316.2">
                <text:p>316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87681977">
                <text:p>0.487681977</text:p>
              </table:table-cell>
              <table:table-cell office:value-type="float" office:value="252.45">
                <text:p>252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838197125">
                <text:p>0.4838197125</text:p>
              </table:table-cell>
              <table:table-cell office:value-type="float" office:value="246.8">
                <text:p>246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584744525">
                <text:p>0.4584744525</text:p>
              </table:table-cell>
              <table:table-cell office:value-type="float" office:value="320.55">
                <text:p>320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580240485">
                <text:p>0.4580240485</text:p>
              </table:table-cell>
              <table:table-cell office:value-type="float" office:value="310.15">
                <text:p>310.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3cm" chart:symbol-height="0.3cm" chart:link-data-style-to-source="true"/>
      <style:graphic-properties svg:stroke-width="0.1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down" chart:symbol-width="0.3cm" chart:symbol-height="0.3cm" chart:link-data-style-to-source="true"/>
      <style:graphic-properties svg:stroke-width="0.1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square" chart:symbol-width="0.3cm" chart:symbol-height="0.3cm" chart:link-data-style-to-source="true"/>
      <style:graphic-properties svg:stroke-width="0.1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01cm" svg:height="15.541cm" xlink:href=".." xlink:type="simple" chart:class="chart:line" chart:style-name="ch1">
        <chart:legend svg:x="5.772cm" svg:y="14.207cm" style:legend-expansion="custom" chartooo:width="14.504cm" chartooo:height="0.834cm" style:legend-expansion-aspect-ratio="17.3908872901679" chart:style-name="ch2"/>
        <chart:plot-area chart:style-name="ch3" table:cell-range-address="Tabelle1.L2:Tabelle1.L4 Tabelle1_2.M3:Tabelle1_2.M5 Tabelle1.R2:Tabelle1.R4 Tabelle1.N2:Tabelle1.N4 Tabelle1.V2:Tabelle1.V4" chart:data-source-has-labels="both" svg:x="1.566cm" svg:y="1.061cm" svg:width="22.59cm" svg:height="12.589cm">
          <chartooo:coordinate-region svg:x="2.77cm" svg:y="1.287cm" svg:width="20.471cm" svg:height="11.663cm"/>
          <chart:axis chart:dimension="x" chart:name="primary-x" chart:style-name="ch4" chartooo:axis-type="auto">
            <chartooo:date-scale/>
            <chart:categories table:cell-range-address="Tabelle1.L2:Tabelle1.L4"/>
          </chart:axis>
          <chart:axis chart:dimension="y" chart:name="primary-y" chart:style-name="ch5">
            <chart:title svg:x="0.278cm" svg:y="7.938cm" chart:style-name="ch6">
              <text:p>time [s]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Tabelle1.R2:Tabelle1.R4" chart:label-cell-address="Tabelle1_2.M3:Tabelle1_2.M3" chart:class="chart:line">
            <chart:data-point chart:repeated="3"/>
          </chart:series>
          <chart:series chart:attached-axis="primary-y" chart:style-name="ch10" chart:values-cell-range-address="Tabelle1.N2:Tabelle1.N4" chart:label-cell-address="Tabelle1_2.M4:Tabelle1_2.M4" chart:class="chart:line">
            <chart:data-point chart:repeated="3"/>
          </chart:series>
          <chart:series chart:attached-axis="primary-y" chart:style-name="ch11" chart:values-cell-range-address="Tabelle1.V2:Tabelle1.V4" chart:label-cell-address="Tabelle1_2.M5:Tabelle1_2.M5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bileNet_0.5</text:p>
                <draw:g>
                  <svg:desc>Tabelle1_2.M3:Tabelle1_2.M3</svg:desc>
                </draw:g>
              </table:table-cell>
              <table:table-cell office:value-type="string">
                <text:p>MobileNet_1.0</text:p>
                <draw:g>
                  <svg:desc>Tabelle1_2.M4:Tabelle1_2.M4</svg:desc>
                </draw:g>
              </table:table-cell>
              <table:table-cell office:value-type="string">
                <text:p>Inception_v3</text:p>
                <draw:g>
                  <svg:desc>Tabelle1_2.M5:Tabelle1_2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C-GPU</text:p>
                <draw:g>
                  <svg:desc>Tabelle1.L2:Tabelle1.L4</svg:desc>
                </draw:g>
              </table:table-cell>
              <table:table-cell office:value-type="float" office:value="45.38888">
                <text:p>45.38888</text:p>
                <draw:g>
                  <svg:desc>Tabelle1.R2:Tabelle1.R4</svg:desc>
                </draw:g>
              </table:table-cell>
              <table:table-cell office:value-type="float" office:value="51.91917">
                <text:p>51.91917</text:p>
                <draw:g>
                  <svg:desc>Tabelle1.N2:Tabelle1.N4</svg:desc>
                </draw:g>
              </table:table-cell>
              <table:table-cell office:value-type="float" office:value="290.24361">
                <text:p>290.24361</text:p>
                <draw:g>
                  <svg:desc>Tabelle1.V2:Tabelle1.V4</svg:desc>
                </draw:g>
              </table:table-cell>
            </table:table-row>
            <table:table-row>
              <table:table-cell office:value-type="string">
                <text:p>PC-CPU</text:p>
              </table:table-cell>
              <table:table-cell office:value-type="float" office:value="163.82143">
                <text:p>163.82143</text:p>
              </table:table-cell>
              <table:table-cell office:value-type="float" office:value="267.8836">
                <text:p>267.8836</text:p>
              </table:table-cell>
              <table:table-cell office:value-type="float" office:value="1057.98525">
                <text:p>1057.98525</text:p>
              </table:table-cell>
            </table:table-row>
            <table:table-row>
              <table:table-cell office:value-type="string">
                <text:p>Notebook</text:p>
              </table:table-cell>
              <table:table-cell office:value-type="float" office:value="201">
                <text:p>201</text:p>
              </table:table-cell>
              <table:table-cell office:value-type="float" office:value="366.95834">
                <text:p>366.95834</text:p>
              </table:table-cell>
              <table:table-cell office:value-type="float" office:value="1853.6514">
                <text:p>1853.65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